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fr" fo:country="FR" officeooo:rsid="00112e86"/>
    </style:style>
    <style:style style:name="P2" style:family="paragraph" style:parent-style-name="Standard">
      <style:text-properties fo:language="fr" fo:country="FR" officeooo:rsid="00112e86" officeooo:paragraph-rsid="00112e86"/>
    </style:style>
    <style:style style:name="P3" style:family="paragraph" style:parent-style-name="Standard" style:list-style-name="L1">
      <style:text-properties fo:language="fr" fo:country="FR" officeooo:rsid="00112e86" officeooo:paragraph-rsid="00112e86"/>
    </style:style>
    <style:style style:name="P4" style:family="paragraph" style:parent-style-name="Standard">
      <style:text-properties fo:language="fr" fo:country="FR" officeooo:rsid="0011ddf0" officeooo:paragraph-rsid="0011ddf0"/>
    </style:style>
    <style:style style:name="P5" style:family="paragraph" style:parent-style-name="Standard" style:list-style-name="L2">
      <style:text-properties fo:language="fr" fo:country="FR" officeooo:rsid="0011ddf0" officeooo:paragraph-rsid="0011ddf0"/>
    </style:style>
    <style:style style:name="P6" style:family="paragraph" style:parent-style-name="Standard">
      <style:text-properties fo:language="fr" fo:country="FR" officeooo:rsid="0011e377" officeooo:paragraph-rsid="0011e377"/>
    </style:style>
    <style:style style:name="P7" style:family="paragraph" style:parent-style-name="Standard" style:list-style-name="L3">
      <style:text-properties fo:language="fr" fo:country="FR" officeooo:rsid="0011e377" officeooo:paragraph-rsid="0011e377"/>
    </style:style>
    <style:style style:name="P8" style:family="paragraph" style:parent-style-name="Standard">
      <style:text-properties fo:language="fr" fo:country="FR" officeooo:rsid="00126532" officeooo:paragraph-rsid="00126532"/>
    </style:style>
    <style:style style:name="P9" style:family="paragraph" style:parent-style-name="Standard" style:list-style-name="L4">
      <style:text-properties officeooo:paragraph-rsid="00126532"/>
    </style:style>
    <style:style style:name="P10" style:family="paragraph" style:parent-style-name="Standard" style:list-style-name="L4">
      <style:text-properties officeooo:rsid="0013be20" officeooo:paragraph-rsid="0013be20"/>
    </style:style>
    <style:style style:name="P11" style:family="paragraph" style:parent-style-name="Standard" style:list-style-name="L4">
      <style:text-properties officeooo:rsid="0013be20" officeooo:paragraph-rsid="001557b9"/>
    </style:style>
    <style:style style:name="P12" style:family="paragraph" style:parent-style-name="Standard">
      <style:text-properties officeooo:rsid="0013be20" officeooo:paragraph-rsid="001557b9"/>
    </style:style>
    <style:style style:name="P13" style:family="paragraph" style:parent-style-name="Standard">
      <style:text-properties officeooo:rsid="00150d16" officeooo:paragraph-rsid="00150d16"/>
    </style:style>
    <style:style style:name="P14" style:family="paragraph" style:parent-style-name="Standard">
      <style:text-properties officeooo:rsid="001557b9" officeooo:paragraph-rsid="001557b9"/>
    </style:style>
    <style:style style:name="P15" style:family="paragraph" style:parent-style-name="Standard">
      <style:text-properties officeooo:rsid="00168828" officeooo:paragraph-rsid="00168828"/>
    </style:style>
    <style:style style:name="P16" style:family="paragraph" style:parent-style-name="Standard">
      <style:paragraph-properties fo:break-before="page"/>
      <style:text-properties officeooo:rsid="0013be20" officeooo:paragraph-rsid="001557b9"/>
    </style:style>
    <style:style style:name="T1" style:family="text">
      <style:text-properties fo:language="fr" fo:country="FR"/>
    </style:style>
    <style:style style:name="T2" style:family="text">
      <style:text-properties fo:language="fr" fo:country="FR" officeooo:rsid="00126532"/>
    </style:style>
    <style:style style:name="T3" style:family="text">
      <style:text-properties fo:language="fr" fo:country="FR" officeooo:rsid="0013be20"/>
    </style:style>
    <style:style style:name="T4" style:family="text">
      <style:text-properties fo:language="fr" fo:country="FR" officeooo:rsid="00150d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résumé de texte</text:p>
      <text:p text:style-name="P1"/>
      <text:p text:style-name="P2">Règles de base :</text:p>
      <text:p text:style-name="P2"/>
      <text:list xml:id="list3401043075" text:style-name="L1">
        <text:list-item>
          <text:p text:style-name="P3">Reformuler != répéter</text:p>
        </text:list-item>
        <text:list-item>
          <text:p text:style-name="P3">Objectivité</text:p>
        </text:list-item>
        <text:list-item>
          <text:p text:style-name="P3">Correction de la langue (orthographe, conjugaison…)</text:p>
        </text:list-item>
      </text:list>
      <text:p text:style-name="P2"/>
      <text:p text:style-name="P2"/>
      <text:p text:style-name="P2"/>
      <text:p text:style-name="P4">A l’université :</text:p>
      <text:p text:style-name="P4"/>
      <text:list xml:id="list3293813534" text:style-name="L2">
        <text:list-item>
          <text:p text:style-name="P5">Comprendre le texte</text:p>
        </text:list-item>
        <text:list-item>
          <text:p text:style-name="P5">Hiérarchisation des informations</text:p>
        </text:list-item>
        <text:list-item>
          <text:p text:style-name="P5">Variété du langage</text:p>
        </text:list-item>
        <text:list-item>
          <text:p text:style-name="P5">Cerner les enjeux du texte</text:p>
        </text:list-item>
        <text:list-item>
          <text:p text:style-name="P5">Objectivité</text:p>
        </text:list-item>
      </text:list>
      <text:p text:style-name="P4"/>
      <text:p text:style-name="P4"/>
      <text:p text:style-name="P6">Fausses bonnes idées :</text:p>
      <text:p text:style-name="P6"/>
      <text:list xml:id="list110234910" text:style-name="L3">
        <text:list-item>
          <text:p text:style-name="P7">Un plan du texte</text:p>
        </text:list-item>
        <text:list-item>
          <text:p text:style-name="P7">Une prise de notes</text:p>
        </text:list-item>
        <text:list-item>
          <text:p text:style-name="P7">Le langage SMS et les abréviations</text:p>
        </text:list-item>
        <text:list-item>
          <text:p text:style-name="P7">Le « niveau zéro de l’écriture » ou le style télégraphique</text:p>
        </text:list-item>
        <text:list-item>
          <text:p text:style-name="P7">Les phrases suspendues </text:p>
        </text:list-item>
      </text:list>
      <text:p text:style-name="P6"/>
      <text:p text:style-name="P6"/>
      <text:p text:style-name="P8">La mise en mention</text:p>
      <text:p text:style-name="P8"/>
      <text:list xml:id="list283912948" text:style-name="L4">
        <text:list-item>
          <text:p text:style-name="P9"><text:span text:style-name="T3">Q</text:span><text:span text:style-name="T2">uand on fait apparaître dans un texte un texte qui n’est pas de nous (ex : citation, italique)</text:span></text:p>
        </text:list-item>
        <text:list-item>
          <text:p text:style-name="P10"><text:span text:style-name="T2">E</text:span><text:span text:style-name="T1">xceptions :</text:span></text:p>
          <text:list>
            <text:list-item>
              <text:p text:style-name="P10"><text:span text:style-name="T1">Mots-clés</text:span></text:p>
            </text:list-item>
            <text:list-item>
              <text:p text:style-name="P11"><text:span text:style-name="T1">Mots conceptualisés</text:span></text:p>
            </text:list-item>
          </text:list>
        </text:list-item>
      </text:list>
      <text:p text:style-name="P12"><text:span text:style-name="T4"/></text:p>
      <text:p text:style-name="P12"><text:span text:style-name="T4"/></text:p>
      <text:p text:style-name="P16"><text:span text:style-name="T4">Résumé libre (film ou livre) ~ 250 mots</text:span></text:p>
      <text:p text:style-name="P12"><text:span text:style-name="T4"/></text:p>
      <text:p text:style-name="P12"><text:span text:style-name="T4"/></text:p>
      <text:p text:style-name="P14"><text:span text:style-name="T4">B</text:span><text:span text:style-name="T1">ordeciel, une contrée enneigée divisée par une guerre civile entre les Impériaux et les Sombrages. Au coeur de ce conflit, un voyageur en fuite est arrêté aux frontières par l’armée impériale, prit sur le fait en essayant de sortir du pays et condamné à la peine de mort. </text:span></text:p>
      <text:p text:style-name="P14"><text:span text:style-name="T1"/></text:p>
      <text:p text:style-name="P15"><text:span text:style-name="T1">Au moment ou la hache s’apprête à trancher la nuque du voyageur, la terre tremble, un rugissement sourd, d’énormes sphères de feu s’abattent sur l’avant poste impérial depuis le ciel. Le bourreau s’interrompt. Derrière lui, au sommet d’une tour désormais mi-ruinée, une forme titanesque, plus sombre que la nuit et recouverte d’écailles. Un dragon, une espèce légendaire supposément bannie de ce monde depuis des siècles, ravageait le camp dévastant tout sur son passage.</text:span></text:p>
      <text:p text:style-name="P15"><text:span text:style-name="T1"/></text:p>
      <text:p text:style-name="P15"><text:span text:style-name="T1"/></text:p>
      <text:p text:style-name="P13"><text:span text:style-name="T1"/></text:p>
      <text:p text:style-name="P13"><text:span text:style-name="T1"/></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3T18:33:48.546249117</meta:creation-date>
    <meta:generator>LibreOffice/6.0.7.3$Linux_X86_64 LibreOffice_project/00m0$Build-3</meta:generator>
    <dc:date>2021-09-23T19:51:06.233436829</dc:date>
    <meta:editing-duration>PT57M8S</meta:editing-duration>
    <meta:editing-cycles>9</meta:editing-cycles>
    <meta:document-statistic meta:table-count="0" meta:image-count="0" meta:object-count="0" meta:page-count="2" meta:paragraph-count="25" meta:word-count="241" meta:character-count="1363" meta:non-whitespace-character-count="1162"/>
  </office:meta>
</office:document-meta>
</file>